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paragraph-rsid="001e9814"/>
    </style:style>
    <style:style style:name="P2" style:family="paragraph" style:parent-style-name="Standard">
      <style:text-properties style:font-name="Ubuntu" fo:font-size="12pt" fo:font-style="normal" fo:font-weight="normal" officeooo:paragraph-rsid="001e9814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Ubuntu" fo:font-size="12pt" fo:font-style="normal" fo:font-weight="normal" officeooo:paragraph-rsid="0020e96b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Ubuntu" fo:font-size="14pt" fo:font-weight="bold" officeooo:paragraph-rsid="001e9814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Ubuntu" fo:font-size="14pt" fo:font-weight="bold" officeooo:paragraph-rsid="001f2de7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Ubuntu" fo:font-size="24pt" fo:font-style="italic" fo:font-weight="bold" officeooo:paragraph-rsid="001e9814" style:font-size-asian="24pt" style:font-style-asian="italic" style:font-weight-asian="bold" style:font-size-complex="24pt" style:font-style-complex="italic" style:font-weight-complex="bold"/>
    </style:style>
    <style:style style:name="P7" style:family="paragraph" style:parent-style-name="Standard">
      <style:text-properties style:font-name="Ubuntu" officeooo:paragraph-rsid="001f2de7"/>
    </style:style>
    <style:style style:name="P8" style:family="paragraph" style:parent-style-name="Standard">
      <style:text-properties style:font-name="Ubuntu" fo:font-size="22pt" fo:font-weight="bold" officeooo:paragraph-rsid="001f2de7" style:font-size-asian="22pt" style:font-weight-asian="bold" style:font-size-complex="22pt" style:font-weight-complex="bold"/>
    </style:style>
    <style:style style:name="P9" style:family="paragraph" style:parent-style-name="Standard">
      <style:text-properties style:font-name="Ubuntu" officeooo:paragraph-rsid="0020b2d7"/>
    </style:style>
    <style:style style:name="P10" style:family="paragraph" style:parent-style-name="Standard">
      <style:text-properties style:font-name="Ubuntu" officeooo:paragraph-rsid="0020e96b"/>
    </style:style>
    <style:style style:name="P11" style:family="paragraph" style:parent-style-name="Standard">
      <style:text-properties fo:color="#999999" style:font-name="Ubuntu" fo:font-size="12pt" fo:font-style="normal" fo:font-weight="normal" officeooo:paragraph-rsid="0020e96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e9814"/>
    </style:style>
    <style:style style:name="T2" style:family="text">
      <style:text-properties fo:font-weight="bold" officeooo:rsid="001e9814" style:font-weight-asian="bold" style:font-weight-complex="bold"/>
    </style:style>
    <style:style style:name="T3" style:family="text">
      <style:text-properties fo:font-weight="bold" officeooo:rsid="001f2de7" style:font-weight-asian="bold" style:font-weight-complex="bold"/>
    </style:style>
    <style:style style:name="T4" style:family="text">
      <style:text-properties fo:font-weight="bold" officeooo:rsid="0020b2d7" style:font-weight-asian="bold" style:font-weight-complex="bold"/>
    </style:style>
    <style:style style:name="T5" style:family="text">
      <style:text-properties officeooo:rsid="001f2de7"/>
    </style:style>
    <style:style style:name="T6" style:family="text">
      <style:text-properties officeooo:rsid="0020b2d7"/>
    </style:style>
    <style:style style:name="T7" style:family="text">
      <style:text-properties officeooo:rsid="0020e96b"/>
    </style:style>
    <style:style style:name="T8" style:family="text">
      <style:text-properties fo:font-size="12pt" fo:font-style="normal" fo:font-weight="normal" officeooo:rsid="0020e96b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999999" fo:font-size="12pt" fo:font-style="normal" fo:font-weight="normal" officeooo:rsid="0020e96b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7">[menú]</text:span></text:p>
      <text:p text:style-name="P2"><text:span text:style-name="T1"/></text:p>
      <text:p text:style-name="P2"><text:span text:style-name="T1">Operación Toque</text:span></text:p>
      <text:p text:style-name="P2"><text:span text:style-name="T1">Regístrate y participa</text:span></text:p>
      <text:p text:style-name="P2"><text:span text:style-name="T1">Sí se puede</text:span></text:p>
      <text:p text:style-name="P2"><text:span text:style-name="T1">El rescate</text:span></text:p>
      <text:p text:style-name="P2"><text:span text:style-name="T1">Accede a tu foro </text:span></text:p>
      <text:p text:style-name="P2"><text:span text:style-name="T1"/></text:p>
      <text:p text:style-name="P2"><text:span text:style-name="T1"/></text:p>
      <text:p text:style-name="P11"><text:span text:style-name="T7">[Página de entrada]</text:span></text:p>
      <text:p text:style-name="P2"><text:span text:style-name="T1"/></text:p>
      <text:p text:style-name="P6"><text:span text:style-name="T1">¡Dale un toque a bankia!</text:span></text:p>
      <text:p text:style-name="P1"><text:span text:style-name="T1"/></text:p>
      <text:p text:style-name="P1"><text:span text:style-name="T2">Te proponemos la primera acción distribuida para paralizar Bankia.</text:span><text:span text:style-name="T1"> Muchas pequeñas acciones que pueden devolver el control a las personas. ¿Estabas deseando hacer algo y no sabías cómo?</text:span></text:p>
      <text:p text:style-name="P1"><text:span text:style-name="T1"/></text:p>
      <text:p text:style-name="P1"><text:span text:style-name="T1">¡Apúntate y participa! </text:span></text:p>
      <text:p text:style-name="P1"><text:span text:style-name="T1"/></text:p>
      <text:p text:style-name="P4"><text:span text:style-name="T1">Todo sucede en la oficina más cercana</text:span></text:p>
      <text:p text:style-name="P1"><text:span text:style-name="T1"/></text:p>
      <text:p text:style-name="P1"><text:span text:style-name="T2">Esta es una acción de la gente común.</text:span><text:span text:style-name="T1"> Es muy sencillo, te ofrecemos una herramienta web para entrar en contacto con otras personas cerca de tí y poneros de acuerdo para visitar vuestra sucursal.</text:span></text:p>
      <text:p text:style-name="P1"><text:span text:style-name="T1"/></text:p>
      <text:p text:style-name="P1"><text:span text:style-name="T1">Te apuntas a la oficina que mejor te venga.</text:span></text:p>
      <text:p text:style-name="P1"><text:span text:style-name="T1">Conoces a otras personas y aportas tus ideas.</text:span></text:p>
      <text:p text:style-name="P1"><text:span text:style-name="T1">El día de la acción todas visitamos nuestra oficina al mismo tiempo.</text:span></text:p>
      <text:p text:style-name="P1"><text:span text:style-name="T1"/></text:p>
      <text:p text:style-name="P10"><text:span text:style-name="T1">Más información de “Toque a Bankia” </text:span><text:span text:style-name="T9">[enlace a pág Operación Toque]</text:span></text:p>
      <text:p text:style-name="P1"><text:span text:style-name="T1"/></text:p>
      <text:p text:style-name="P1"><text:span text:style-name="T1">¡Comienza ahora! </text:span></text:p>
      <text:p text:style-name="P1"/>
      <text:p text:style-name="P7"><text:span text:style-name="T5">---</text:span></text:p>
      <text:p text:style-name="P1"><text:span text:style-name="T1"/></text:p>
      <text:p text:style-name="P11"><text:span text:style-name="T7">[Página mapa]</text:span></text:p>
      <text:p text:style-name="P3"><text:span text:style-name="T7"/></text:p>
      <text:p text:style-name="P8"><text:span text:style-name="T5">Registrate y participa</text:span></text:p>
      <text:p text:style-name="P7"><text:span text:style-name="T5"/></text:p>
      <text:p text:style-name="P7"><text:span text:style-name="T5">Pulsa en buscar y</text:span></text:p>
      <text:p text:style-name="P7"><text:span text:style-name="T5">acepta geolocalizarte</text:span></text:p>
      <text:p text:style-name="P7"><text:span text:style-name="T5"/></text:p>
      <text:p text:style-name="P7"><text:span text:style-name="T5">Escoge oficina</text:span></text:p>
      <text:p text:style-name="P7"><text:span text:style-name="T5"/></text:p>
      <text:p text:style-name="P7"><text:span text:style-name="T5">Elige cómo entrar</text:span></text:p>
      <text:p text:style-name="P7"><text:span text:style-name="T5"/></text:p>
      <text:p text:style-name="P7"><text:span text:style-name="T5">Acepta la App</text:span></text:p>
      <text:p text:style-name="P7"><text:span text:style-name="T5">(sólo facebook)</text:span></text:p>
      <text:p text:style-name="P7"><text:span text:style-name="T5"/></text:p>
      <text:p text:style-name="P5"><text:span text:style-name="T5">Todo comienza por el mapa</text:span></text:p>
      <text:p text:style-name="P7"><text:soft-page-break/><text:span text:style-name="T5"/></text:p>
      <text:p text:style-name="P7"><text:span text:style-name="T3">También puedes navegar por el mapa.</text:span><text:span text:style-name="T5"> Si haces doble click, irás aproximándote al lugar donde quieras buscar tu oficina. </text:span></text:p>
      <text:p text:style-name="P7"><text:span text:style-name="T5"/></text:p>
      <text:p text:style-name="P7"><text:span text:style-name="T3">Cuando seleccionas una oficina</text:span><text:span text:style-name="T5"> <text:s/>y te registras en ella, entras a formar parte de un grupo de acción, junto con las demás personas que la han escogido.</text:span></text:p>
      <text:p text:style-name="P7"><text:span text:style-name="T5"/></text:p>
      <text:p text:style-name="P7"><text:span text:style-name="T3">Cada grupo se comunica </text:span><text:span text:style-name="T5">a través de su foro. Sólo puedes pertenecer a un foro a la vez. De esta manera todas sabemos cuántas somos y podemos distribuir mejor las tareas. </text:span></text:p>
      <text:p text:style-name="P7"><text:span text:style-name="T5"/></text:p>
      <text:p text:style-name="P7"><text:span text:style-name="T3">Los grupos pueden ver</text:span><text:span text:style-name="T5"> cómo lo están haciendo los demás y aprender de ellos, pero sólo participan en el foro de su sucursal.</text:span></text:p>
      <text:p text:style-name="P7"><text:span text:style-name="T5"/></text:p>
      <text:p text:style-name="P7"><text:span text:style-name="T5">Por supuesto el teléfono y los bares siguen existiendo ;-)</text:span></text:p>
      <text:p text:style-name="P7"/>
      <text:p text:style-name="P9"><text:span text:style-name="T6">-----</text:span></text:p>
      <text:p text:style-name="P9"><text:span text:style-name="T6"/></text:p>
      <text:p text:style-name="P9"><text:span text:style-name="T4">Si entras con tu usuario de Facebook </text:span><text:span text:style-name="T6">es más cómodo para tí y puedes interactuar también en ese espacio. <text:s/>Además le das difusión a “Toque a Bankia”. </text:span></text:p>
      <text:p text:style-name="P9"><text:span text:style-name="T6"/></text:p>
      <text:p text:style-name="P9"><text:span text:style-name="T6">La noticia de que te has apuntado a la acción aparecerá en tu muro y en el de todas las demás personas de tu grupo.</text:span></text:p>
      <text:p text:style-name="P9"><text:span text:style-name="T6"/></text:p>
      <text:p text:style-name="P9"><text:span text:style-name="T4">Si te registras con el formulario</text:span><text:span text:style-name="T6"> todo es igual salvo que no has conectado tu Facebook a la acción y tu espacio privilegiado será el foro.</text:span></text:p>
      <text:p text:style-name="P9"><text:span text:style-name="T6"/></text:p>
      <text:p text:style-name="P9"><text:span text:style-name="T6">En ambos casos es muy importante que el grupo se organice para definir formas de acción y disponibilidad horaria para la jornada.</text:span></text:p>
      <text:p text:style-name="P7"><text:span text:style-name="T5"/></text:p>
      <text:p text:style-name="P7"><text:span text:style-name="T5"/></text:p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0:24:17.82</meta:creation-date>
    <dc:date>2013-03-07T10:41:26.94</dc:date>
    <meta:editing-duration>PT10M35S</meta:editing-duration>
    <meta:editing-cycles>4</meta:editing-cycles>
    <meta:generator>LibreOffice/3.6$Windows_x86 LibreOffice_project/5b93205-6e6b3fc-7830f6d-c08ad66-1d9bf4</meta:generator>
    <meta:document-statistic meta:table-count="0" meta:image-count="0" meta:object-count="0" meta:page-count="2" meta:paragraph-count="37" meta:word-count="375" meta:character-count="2116" meta:non-whitespace-character-count="1770"/>
  </office:meta>
</office:document-meta>
</file>